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B4226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oundedrect-title">
      <style:graphic-properties draw:auto-grow-height="true" fo:min-height="3.507cm"/>
    </style:style>
    <style:style style:name="pr2" style:family="presentation" style:parent-style-name="lyt-roundedrect-notes">
      <style:graphic-properties draw:fill-color="#ffffff" draw:auto-grow-height="true" fo:min-height="13.365cm"/>
    </style:style>
    <style:style style:name="pr3" style:family="presentation" style:parent-style-name="lyt-roundedrect-title">
      <style:graphic-properties fo:min-height="3.256cm"/>
    </style:style>
    <style:style style:name="pr4" style:family="presentation" style:parent-style-name="lyt-roundedrect-outline1">
      <style:graphic-properties fo:min-height="13.609cm"/>
    </style:style>
    <style:style style:name="pr5" style:family="presentation" style:parent-style-name="lyt-roundedrect-notes">
      <style:graphic-properties draw:fill-color="#ffffff" fo:min-height="13.114cm"/>
    </style:style>
    <style:style style:name="P1" style:family="paragraph">
      <style:paragraph-properties fo:margin-left="0.6cm" fo:margin-right="0cm" fo:text-indent="-0.6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9">
        <draw:frame presentation:style-name="pr1" draw:layer="layout" svg:width="23cm" svg:height="3.507cm" svg:x="1.27cm" svg:y="7.288cm" presentation:class="title" presentation:user-transformed="true">
          <draw:text-box>
            <text:p>Java<text:line-break/><text:span text:style-name="T1">Not just coffee anymor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3" draw:layer="layout" svg:width="23cm" svg:height="3.256cm" svg:x="1cm" svg:y="0.962cm" presentation:class="title">
          <draw:text-box>
            <text:p>Schedule</text:p>
          </draw:text-box>
        </draw:frame>
        <draw:frame presentation:style-name="pr4" draw:layer="layout" svg:width="22.6cm" svg:height="14.17cm" svg:x="1.4cm" svg:y="4.914cm" presentation:class="outline" presentation:user-transformed="true">
          <draw:text-box>
            <text:list text:style-name="L2">
              <text:list-item>
                <text:p>Variables</text:p>
                <text:list>
                  <text:list-item>
                    <text:p>Static Typing</text:p>
                  </text:list-item>
                  <text:list-item>
                    <text:p>Visibility</text:p>
                  </text:list-item>
                </text:list>
              </text:list-item>
              <text:list-item>
                <text:p>Structures</text:p>
              </text:list-item>
              <text:list-item>
                <text:p>Object Oriented Design</text:p>
              </text:list-item>
              <text:list-item>
                <text:p>Classes</text:p>
                <text:list>
                  <text:list-item>
                    <text:p><text:span text:style-name="T2">Actual</text:span> constructors</text:p>
                  </text:list-item>
                  <text:list-item>
                    <text:p>Methods</text:p>
                  </text:list-item>
                  <text:list-item>
                    <text:p>Proper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3" draw:layer="layout" svg:width="23cm" svg:height="3.256cm" svg:x="1cm" svg:y="0.962cm" presentation:class="title">
          <draw:text-box>
            <text:p>Python</text:p>
          </draw:text-box>
        </draw:frame>
        <draw:frame presentation:style-name="pr4" draw:layer="layout" svg:width="22.6cm" svg:height="13.609cm" svg:x="1.4cm" svg:y="4.914cm" presentation:class="outline">
          <draw:text-box>
            <text:list text:style-name="L2">
              <text:list-item>
                <text:p>Python has magic</text:p>
              </text:list-item>
              <text:list-item>
                <text:p>Java has magic too</text:p>
                <text:list>
                  <text:list-item>
                    <text:p>It's just different and more arcane</text:p>
                  </text:list-item>
                </text:list>
              </text:list-item>
              <text:list-item>
                <text:p>String Example:</text:p>
                <text:p>Python String: <text:s text:c="2"/>derp = “DERP DERP”</text:p>
                <text:p>Java String: <text:s/>String derp = “DERP DERP”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3" draw:layer="layout" svg:width="23cm" svg:height="3.256cm" svg:x="1cm" svg:y="0.962cm" presentation:class="title">
          <draw:text-box>
            <text:p>Java Syntax</text:p>
          </draw:text-box>
        </draw:frame>
        <draw:frame presentation:style-name="pr4" draw:layer="layout" svg:width="22.6cm" svg:height="13.609cm" svg:x="1.4cm" svg:y="4.914cm" presentation:class="outline">
          <draw:text-box>
            <text:list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dc:title>Rounded Rectangles</dc:title>
    <dc:description>Presentation Layout Template</dc:description>
    <meta:creation-date>2010-11-29T16:30:47</meta:creation-date>
    <dc:language>en-US</dc:language>
    <meta:editing-cycles>4</meta:editing-cycles>
    <meta:editing-duration>PT00H04M07S</meta:editing-duration>
    <dc:date>2010-11-29T16:40:04</dc:date>
    <meta:document-statistic meta:object-count="39"/>
    <meta:user-defined meta:name="Info 1"/>
    <meta:user-defined meta:name="Info 2"/>
    <meta:user-defined meta:name="Info 3"/>
    <meta:user-defined meta:name="Info 4"/>
    <meta:template xlink:type="simple" xlink:actuate="onRequest" xlink:title="Rounded Rectangles" xlink:href="file:///usr/lib/openoffice.org/basis3.2/share/template/en-US/layout/lyt-roundedrect.otp"/>
  </office:meta>
</office:document-meta>
</file>